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802cm"/>
    </style:style>
    <style:style style:name="pr8" style:family="presentation" style:parent-style-name="Padrão-title">
      <style:graphic-properties fo:min-height="0.955cm"/>
    </style:style>
    <style:style style:name="pr9" style:family="presentation" style:parent-style-name="Padrão-title">
      <style:graphic-properties fo:min-height="0.535cm"/>
    </style:style>
    <style:style style:name="pr10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1" draw:layer="layout" svg:width="1.21cm" svg:height="1.093cm" svg:x="13.396cm" svg:y="6.3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3.397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3.988cm" presentation:class="title" presentation:user-transformed="true">
          <draw:text-box>
            <text:p text:style-name="P5"><text:span text:style-name="T3">N</text:span><text:span text:style-name="T3">S</text:span><text:span text:style-name="T3"> </text:span><text:span text:style-name="T3">←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;</text:span><text:span text:style-name="T3"><text:line-break/></text:span><text:span text:style-name="T3">E</text:span><text:span text:style-name="T3">W</text:span><text:span text:style-name="T3"> </text:span><text:span text:style-name="T3">←</text:span><text:span text:style-name="T3"> </text:span><text:span text:style-name="T3">r</text:span><text:span text:style-name="T3">e</text:span><text:span text:style-name="T3">d</text:span><text:span text:style-name="T3">;</text:span><text:span text:style-name="T3"><text:line-break/></text:span><text:span text:style-name="T3">P</text:span><text:span text:style-name="T3"> </text:span><text:span text:style-name="T3">←</text:span><text:span text:style-name="T3"> </text:span><text:span text:style-name="T3">r</text:span><text:span text:style-name="T3">e</text:span><text:span text:style-name="T3">d</text:span><text:span text:style-name="T3">;</text:span><text:span text:style-name="T3"><text:line-break/></text:span><text:span text:style-name="T3">ti</text:span><text:span text:style-name="T3">m</text:span><text:span text:style-name="T3">e</text:span><text:span text:style-name="T3"> </text:span><text:span text:style-name="T3">←</text:span><text:span text:style-name="T3"> </text:span><text:span text:style-name="T3">0</text:span><text:span text:style-name="T4">;</text:span></text:p>
          </draw:text-box>
        </draw:frame>
        <draw:frame presentation:style-name="pr3" draw:text-style-name="P6" draw:layer="layout" svg:width="2.193cm" svg:height="0.386cm" svg:x="14.707cm" svg:y="9.814cm" presentation:class="title" presentation:user-transformed="true">
          <draw:text-box>
            <text:p text:style-name="P5"><text:span text:style-name="T5">tim</text:span><text:span text:style-name="T5">e </text:span><text:span text:style-name="T3">← </text:span><text:span text:style-name="T3">tim</text:span><text:span text:style-name="T3">e + </text:span><text:span text:style-name="T3">1;</text:span></text:p>
          </draw:text-box>
        </draw:frame>
        <draw:custom-shape draw:style-name="gr1" draw:text-style-name="P2" xml:id="id1" draw:id="id1" draw:layer="layout" svg:width="1.21cm" svg:height="1.093cm" svg:x="13.39cm" svg:y="9.4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5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9.954cm" svg:x2="13.397cm" svg:y2="6.847cm" draw:start-shape="id1" draw:start-glue-point="6" draw:end-shape="id2" draw:end-glue-point="6" svg:d="M13390 9954c-478 0-482-3107 7-3107" svg:viewBox="0 0 367 3108">
          <text:p/>
        </draw:connector>
        <draw:frame presentation:style-name="pr3" draw:text-style-name="P6" draw:layer="layout" svg:width="1.4cm" svg:height="0.386cm" svg:x="15.4cm" svg:y="6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draw:line-skew="0.094cm" svg:x1="17.105cm" svg:y1="8.493cm" svg:x2="13.995cm" svg:y2="10.5cm" draw:start-shape="id3" draw:start-glue-point="8" draw:end-shape="id1" draw:end-glue-point="8" svg:d="M17105 8493c0 3903-3110 2899-3110 2007" svg:viewBox="0 0 3111 2823">
          <text:p/>
        </draw:connector>
        <draw:custom-shape draw:style-name="gr1" draw:text-style-name="P2" xml:id="id4" draw:id="id4" draw:layer="layout" svg:width="1.21cm" svg:height="1.093cm" svg:x="19.0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3cm" svg:y1="6.46cm" svg:x2="19.695cm" svg:y2="8.6cm" draw:start-shape="id2" draw:start-glue-point="11" draw:end-shape="id4" draw:end-glue-point="4" svg:d="M14430 6460c0-126 5265-1196 5265 2140" svg:viewBox="0 0 5266 2403">
          <text:p/>
        </draw:connector>
        <draw:frame presentation:style-name="pr4" draw:text-style-name="P6" draw:layer="layout" svg:width="1.4cm" svg:height="0.505cm" svg:x="16.7cm" svg:y="5.7cm" presentation:class="title" presentation:user-transformed="true">
          <draw:text-box>
            <text:p text:style-name="P5"><text:span text:style-name="T5">tim</text:span><text:span text:style-name="T5">e = </text:span><text:span text:style-name="T5">55;</text:span></text:p>
          </draw:text-box>
        </draw:frame>
        <draw:frame presentation:style-name="pr5" draw:text-style-name="P6" draw:layer="layout" svg:width="2.21cm" svg:height="0.637cm" svg:x="17.79cm" svg:y="7.567cm" presentation:class="title" presentation:user-transformed="true">
          <draw:text-box>
            <text:p text:style-name="P5"><text:span text:style-name="T5">NS </text:span><text:span text:style-name="T3">← </text:span><text:span text:style-name="T3">yellow</text:span><text:span text:style-name="T3">;</text:span></text:p>
          </draw:text-box>
        </draw:frame>
        <draw:connector draw:style-name="gr2" draw:text-style-name="P3" draw:layer="layout" draw:type="curve" draw:line-skew="0.569cm" svg:x1="19.695cm" svg:y1="9.693cm" svg:x2="13.995cm" svg:y2="10.5cm" draw:start-shape="id4" draw:start-glue-point="8" draw:end-shape="id1" draw:end-glue-point="8" svg:d="M19695 9693c0 2815-5700 2412-5700 807" svg:viewBox="0 0 5701 2065">
          <text:p/>
        </draw:connector>
        <draw:custom-shape draw:style-name="gr1" draw:text-style-name="P2" xml:id="id5" draw:id="id5" draw:layer="layout" svg:width="1.21cm" svg:height="1.093cm" svg:x="21.8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002cm" svg:y1="7.393cm" svg:x2="13.995cm" svg:y2="9.407cm" draw:start-shape="id2" draw:start-glue-point="8" draw:end-shape="id1" draw:end-glue-point="4" svg:d="M14002 7393c0 1510-7 504-7 2014" svg:viewBox="0 0 8 2015">
          <text:p/>
        </draw:connector>
        <draw:connector draw:style-name="gr2" draw:text-style-name="P3" draw:layer="layout" draw:type="curve" svg:x1="14.607cm" svg:y1="6.847cm" svg:x2="16.677cm" svg:y2="7.56cm" draw:start-shape="id2" draw:start-glue-point="10" draw:end-shape="id3" draw:end-glue-point="5" svg:d="M14607 6847c1380 0 2070 237 2070 713" svg:viewBox="0 0 2071 714">
          <text:p/>
        </draw:connector>
        <draw:frame presentation:style-name="pr5" draw:text-style-name="P6" draw:layer="layout" svg:width="2.21cm" svg:height="0.637cm" svg:x="20.39cm" svg:y="8.8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43cm" svg:y1="6.46cm" svg:x2="22.405cm" svg:y2="9.763cm" draw:start-shape="id2" draw:start-glue-point="11" draw:end-shape="id5" draw:end-glue-point="4" svg:d="M14430 6460c0-1089 7975-2740 7975 3303" svg:viewBox="0 0 7976 4365">
          <text:p/>
        </draw:connector>
        <draw:frame presentation:style-name="pr6" draw:text-style-name="P6" draw:layer="layout" svg:width="1.51cm" svg:height="0.4cm" svg:x="23.09cm" svg:y="10.1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802cm" svg:x="11.1cm" svg:y="5.998cm" presentation:class="title" presentation:user-transformed="true">
          <draw:text-box>
            <text:p text:style-name="P5"><text:span text:style-name="T5">(time = 50) ou </text:span><text:span text:style-name="T5"><text:line-break/></text:span><text:span text:style-name="T5">(time = 105) ou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405cm" svg:y1="10.856cm" svg:x2="13.995cm" svg:y2="10.5cm" draw:start-shape="id5" draw:start-glue-point="8" draw:end-shape="id1" draw:end-glue-point="8" svg:d="M22405 10856c0 2280-8410 2458-8410-356" svg:viewBox="0 0 8411 2090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0.5cm" draw:start-shape="id6" draw:start-glue-point="8" draw:end-shape="id1" draw:end-glue-point="8" svg:d="M10606 8493c0 3762 3389 2758 3389 2007" svg:viewBox="0 0 3390 2719">
          <text:p/>
        </draw:connector>
        <draw:connector draw:style-name="gr2" draw:text-style-name="P3" draw:layer="layout" draw:type="curve" draw:line-skew="0.522cm" svg:x1="7.896cm" svg:y1="9.393cm" svg:x2="13.995cm" svg:y2="10.5cm" draw:start-shape="id7" draw:start-glue-point="8" draw:end-shape="id1" draw:end-glue-point="8" svg:d="M7896 9393c0 3195 6099 2641 6099 1107" svg:viewBox="0 0 6100 2334">
          <text:p/>
        </draw:connector>
        <draw:connector draw:style-name="gr2" draw:text-style-name="P3" draw:layer="layout" draw:type="curve" svg:x1="13.397cm" svg:y1="6.847cm" svg:x2="11.034cm" svg:y2="7.56cm" draw:start-shape="id2" draw:start-glue-point="6" draw:end-shape="id6" draw:end-glue-point="11" svg:d="M13397 6847c-1576 0-2363 237-2363 713" svg:viewBox="0 0 2364 714">
          <text:p/>
        </draw:connector>
        <draw:connector draw:style-name="gr2" draw:text-style-name="P3" draw:layer="layout" draw:type="curve" draw:line-skew="-0.046cm" svg:x1="13.574cm" svg:y1="6.46cm" svg:x2="7.896cm" svg:y2="8.3cm" draw:start-shape="id2" draw:start-glue-point="5" draw:end-shape="id7" svg:d="M13574 6460c0-1062-5678-1982-5678 1840" svg:viewBox="0 0 5679 2769">
          <text:p/>
        </draw:connector>
        <draw:frame presentation:style-name="pr8" draw:text-style-name="P6" draw:layer="layout" svg:width="1.589cm" svg:height="0.955cm" svg:x="11.311cm" svg:y="7.5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9" draw:text-style-name="P6" draw:layer="layout" svg:width="1.6cm" svg:height="0.535cm" svg:x="9.4cm" svg:y="5.0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5" draw:text-style-name="P6" draw:layer="layout" svg:width="2.016cm" svg:height="0.637cm" svg:x="8.49cm" svg:y="8.5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9" draw:text-style-name="P6" draw:layer="layout" svg:width="1.6cm" svg:height="0.535cm" svg:x="18.2cm" svg:y="4.8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5.4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74cm" svg:y1="6.46cm" svg:x2="6.006cm" svg:y2="9.863cm" draw:start-shape="id2" draw:start-glue-point="5" draw:end-shape="id8" draw:end-glue-point="4" svg:d="M13574 6460c0-1905-7568-3606-7568 3403" svg:viewBox="0 0 7569 5077">
          <text:p/>
        </draw:connector>
        <draw:frame presentation:style-name="pr9" draw:text-style-name="P6" draw:layer="layout" svg:width="1.6cm" svg:height="0.535cm" svg:x="9.4cm" svg:y="4.2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6.006cm" svg:y1="10.956cm" svg:x2="13.995cm" svg:y2="10.5cm" draw:start-shape="id8" draw:start-glue-point="8" draw:end-shape="id1" draw:end-glue-point="8" svg:d="M6006 10956c0 1620 7989 1848 7989-456" svg:viewBox="0 0 7990 1702">
          <text:p/>
        </draw:connector>
        <draw:frame presentation:style-name="pr5" draw:text-style-name="P6" draw:layer="layout" svg:width="2.016cm" svg:height="0.637cm" svg:x="6.59cm" svg:y="10.002cm" presentation:class="title" presentation:user-transformed="true">
          <draw:text-box>
            <text:p text:style-name="P5"><text:span text:style-name="T5"><text:s/></text:span><text:span text:style-name="T5">time </text:span><text:span text:style-name="T3">←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1T16:49:34.481194782</dc:date>
    <meta:editing-duration>PT34M45S</meta:editing-duration>
    <meta:editing-cycles>7</meta:editing-cycles>
    <meta:generator>LibreOffice/6.0.3.2$Linux_X86_64 LibreOffice_project/00m0$Build-2</meta:generator>
    <meta:document-statistic meta:object-count="64"/>
  </office:meta>
</office:document-meta>
</file>